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3cd" officeooo:paragraph-rsid="001873cd"/>
    </style:style>
    <style:style style:name="P2" style:family="paragraph" style:parent-style-name="Standard">
      <style:text-properties officeooo:rsid="00195e77" officeooo:paragraph-rsid="00195e77"/>
    </style:style>
    <style:style style:name="P3" style:family="paragraph" style:parent-style-name="Standard" style:list-style-name="L3">
      <style:text-properties officeooo:rsid="00195e77" officeooo:paragraph-rsid="00195e77"/>
    </style:style>
    <style:style style:name="P4" style:family="paragraph" style:parent-style-name="Standard">
      <style:text-properties officeooo:rsid="00195e77" officeooo:paragraph-rsid="001b4d73"/>
    </style:style>
    <style:style style:name="P5" style:family="paragraph" style:parent-style-name="Standard" style:list-style-name="L3">
      <style:text-properties style:text-underline-style="none" officeooo:rsid="00195e77" officeooo:paragraph-rsid="00195e77"/>
    </style:style>
    <style:style style:name="P6" style:family="paragraph" style:parent-style-name="Standard" style:list-style-name="L3">
      <style:text-properties style:text-underline-style="none" officeooo:rsid="00195e77" officeooo:paragraph-rsid="001b4d73"/>
    </style:style>
    <style:style style:name="P7" style:family="paragraph" style:parent-style-name="Standard" style:list-style-name="L3">
      <style:text-properties style:text-underline-style="none" officeooo:rsid="00195e77" officeooo:paragraph-rsid="00195e77" fo:background-color="#ffff00"/>
    </style:style>
    <style:style style:name="P8" style:family="paragraph" style:parent-style-name="Standard" style:list-style-name="L4">
      <style:text-properties style:text-underline-style="none" officeooo:rsid="001b4d73" officeooo:paragraph-rsid="001b4d73"/>
    </style:style>
    <style:style style:name="P9" style:family="paragraph" style:parent-style-name="Standard" style:list-style-name="L5">
      <style:text-properties style:text-underline-style="none" officeooo:rsid="001b4d73" officeooo:paragraph-rsid="001b4d73"/>
    </style:style>
    <style:style style:name="P10" style:family="paragraph" style:parent-style-name="Standard" style:list-style-name="L5">
      <style:text-properties style:text-underline-style="none" officeooo:rsid="001b4d73" officeooo:paragraph-rsid="001b4d73" fo:background-color="#ff860d"/>
    </style:style>
    <style:style style:name="P11" style:family="paragraph" style:parent-style-name="Standard" style:list-style-name="L4">
      <style:text-properties style:text-underline-style="none" officeooo:rsid="001b4d73" officeooo:paragraph-rsid="001cc282" fo:background-color="#ff860d"/>
    </style:style>
    <style:style style:name="P12" style:family="paragraph" style:parent-style-name="Standard" style:list-style-name="L3">
      <style:text-properties style:text-underline-style="none" officeooo:rsid="001cc282" officeooo:paragraph-rsid="001b4d73"/>
    </style:style>
    <style:style style:name="P13" style:family="paragraph" style:parent-style-name="Standard" style:list-style-name="L4">
      <style:text-properties style:text-underline-style="none" officeooo:rsid="001cc282" officeooo:paragraph-rsid="001b4d73"/>
    </style:style>
    <style:style style:name="P14" style:family="paragraph" style:parent-style-name="Standard" style:list-style-name="L4">
      <style:text-properties style:text-underline-style="none" officeooo:rsid="001cc282" officeooo:paragraph-rsid="001cc282"/>
    </style:style>
    <style:style style:name="P15" style:family="paragraph" style:parent-style-name="Standard" style:list-style-name="L4">
      <style:text-properties style:text-underline-style="none" officeooo:rsid="001dfb72" officeooo:paragraph-rsid="001dfb72"/>
    </style:style>
    <style:style style:name="P16" style:family="paragraph" style:parent-style-name="Standard" style:list-style-name="L5">
      <style:text-properties style:text-underline-style="none" officeooo:rsid="001dfb72" officeooo:paragraph-rsid="001dfb72"/>
    </style:style>
    <style:style style:name="P17" style:family="paragraph" style:parent-style-name="Standard">
      <style:text-properties style:text-underline-style="none" officeooo:rsid="00202254" officeooo:paragraph-rsid="00202254"/>
    </style:style>
    <style:style style:name="P18" style:family="paragraph" style:parent-style-name="Standard" style:list-style-name="L7">
      <style:text-properties style:text-underline-style="none" officeooo:rsid="00202254" officeooo:paragraph-rsid="00202254"/>
    </style:style>
    <style:style style:name="P19" style:family="paragraph" style:parent-style-name="Standard" style:list-style-name="L8">
      <style:text-properties style:text-underline-style="none" officeooo:rsid="00202254" officeooo:paragraph-rsid="00202254"/>
    </style:style>
    <style:style style:name="P20" style:family="paragraph" style:parent-style-name="Standard" style:list-style-name="L9">
      <style:text-properties style:text-underline-style="none" officeooo:rsid="00202254" officeooo:paragraph-rsid="0021dcfd"/>
    </style:style>
    <style:style style:name="P21" style:family="paragraph" style:parent-style-name="Standard" style:list-style-name="L8">
      <style:text-properties style:text-underline-style="none" officeooo:rsid="0021dcfd" officeooo:paragraph-rsid="0021dcfd"/>
    </style:style>
    <style:style style:name="P22" style:family="paragraph" style:parent-style-name="Standard">
      <style:text-properties style:text-underline-style="none" officeooo:rsid="0021dcfd" officeooo:paragraph-rsid="0021dcfd"/>
    </style:style>
    <style:style style:name="P23" style:family="paragraph" style:parent-style-name="Standard" style:list-style-name="L9">
      <style:text-properties style:text-underline-style="none" officeooo:rsid="0021dcfd" officeooo:paragraph-rsid="0021dcfd"/>
    </style:style>
    <style:style style:name="P24" style:family="paragraph" style:parent-style-name="Standard">
      <style:text-properties style:text-underline-style="none" officeooo:rsid="002246e7" officeooo:paragraph-rsid="002246e7"/>
    </style:style>
    <style:style style:name="P25" style:family="paragraph" style:parent-style-name="Standard" style:list-style-name="L10">
      <style:text-properties style:text-underline-style="none" officeooo:rsid="0022a682" officeooo:paragraph-rsid="0022a682"/>
    </style:style>
    <style:style style:name="P26" style:family="paragraph" style:parent-style-name="Standard" style:list-style-name="L10">
      <style:text-properties style:text-underline-style="none" officeooo:rsid="002389ee" officeooo:paragraph-rsid="002389ee"/>
    </style:style>
    <style:style style:name="P27" style:family="paragraph" style:parent-style-name="Standard" style:list-style-name="L2">
      <style:text-properties officeooo:paragraph-rsid="00195e77"/>
    </style:style>
    <style:style style:name="P28" style:family="paragraph" style:parent-style-name="Standard">
      <style:text-properties officeooo:paragraph-rsid="00195e77"/>
    </style:style>
    <style:style style:name="P29" style:family="paragraph" style:parent-style-name="Standard" style:list-style-name="L2">
      <style:text-properties officeooo:rsid="001cc282" officeooo:paragraph-rsid="001cc282"/>
    </style:style>
    <style:style style:name="P30" style:family="paragraph" style:parent-style-name="Standard">
      <style:text-properties officeooo:rsid="001cc282" officeooo:paragraph-rsid="001cc282"/>
    </style:style>
    <style:style style:name="P31" style:family="paragraph" style:parent-style-name="Standard" style:list-style-name="L6">
      <style:text-properties officeooo:rsid="001cc282" officeooo:paragraph-rsid="001cc282"/>
    </style:style>
    <style:style style:name="P32" style:family="paragraph" style:parent-style-name="Standard" style:list-style-name="L6">
      <style:text-properties officeooo:rsid="001cc282" officeooo:paragraph-rsid="001cc282" fo:background-color="#b7b3ca"/>
    </style:style>
    <style:style style:name="P33" style:family="paragraph" style:parent-style-name="Standard" style:list-style-name="L2">
      <style:text-properties officeooo:rsid="001cc282" officeooo:paragraph-rsid="001cc282" fo:background-color="#b7b3ca"/>
    </style:style>
    <style:style style:name="P34" style:family="paragraph" style:parent-style-name="Standard">
      <style:text-properties fo:color="#c9211e" officeooo:paragraph-rsid="001cc282"/>
    </style:style>
    <style:style style:name="P35" style:family="paragraph" style:parent-style-name="Standard">
      <style:text-properties fo:color="#c9211e" officeooo:rsid="001873cd" officeooo:paragraph-rsid="001873cd"/>
    </style:style>
    <style:style style:name="P36" style:family="paragraph" style:parent-style-name="Standard">
      <style:text-properties fo:color="#c9211e" officeooo:paragraph-rsid="00195e77"/>
    </style:style>
    <style:style style:name="P37" style:family="paragraph" style:parent-style-name="Standard">
      <style:text-properties fo:color="#c9211e" officeooo:rsid="00195e77" officeooo:paragraph-rsid="00195e77"/>
    </style:style>
    <style:style style:name="P38" style:family="paragraph" style:parent-style-name="Standard">
      <style:paragraph-properties fo:text-align="center" style:justify-single-word="false"/>
      <style:text-properties fo:color="#c9211e" fo:font-size="14pt" officeooo:rsid="001eeec3" officeooo:paragraph-rsid="001eeec3" style:font-size-asian="14pt" style:font-size-complex="14pt"/>
    </style:style>
    <style:style style:name="T1" style:family="text">
      <style:text-properties officeooo:rsid="00195e7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5e77"/>
    </style:style>
    <style:style style:name="T4" style:family="text">
      <style:text-properties style:text-underline-style="solid" style:text-underline-width="auto" style:text-underline-color="font-color" officeooo:rsid="001b4d73"/>
    </style:style>
    <style:style style:name="T5" style:family="text">
      <style:text-properties style:text-underline-style="solid" style:text-underline-width="auto" style:text-underline-color="font-color" officeooo:rsid="001cc282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5e77"/>
    </style:style>
    <style:style style:name="T8" style:family="text">
      <style:text-properties style:text-underline-style="none" officeooo:rsid="00195e77" fo:background-color="#ffff00" loext:char-shading-value="0"/>
    </style:style>
    <style:style style:name="T9" style:family="text">
      <style:text-properties style:text-underline-style="none" officeooo:rsid="001b4d73"/>
    </style:style>
    <style:style style:name="T10" style:family="text">
      <style:text-properties style:text-underline-style="none" officeooo:rsid="001cc282"/>
    </style:style>
    <style:style style:name="T11" style:family="text">
      <style:text-properties fo:background-color="#81d41a" loext:char-shading-value="0"/>
    </style:style>
    <style:style style:name="T12" style:family="text">
      <style:text-properties officeooo:rsid="001cc282" fo:background-color="#81d41a" loext:char-shading-value="0"/>
    </style:style>
    <style:style style:name="T13" style:family="text">
      <style:text-properties officeooo:rsid="001cc282"/>
    </style:style>
    <style:style style:name="T14" style:family="text">
      <style:text-properties officeooo:rsid="001dfb72"/>
    </style:style>
    <style:style style:name="T15" style:family="text">
      <style:text-properties officeooo:rsid="0021dcfd"/>
    </style:style>
    <style:style style:name="T16" style:family="text">
      <style:text-properties officeooo:rsid="002246e7"/>
    </style:style>
    <style:style style:name="T17" style:family="text">
      <style:text-properties officeooo:rsid="002389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AUTHENTIQUE FRANCE</text:p>
      <text:p text:style-name="P35">Table 1 :<text:span text:style-name="T2"> </text:span><text:span text:style-name="T3">USER</text:span></text:p>
      <text:list xml:id="list1704696410" text:style-name="L2">
        <text:list-item>
          <text:p text:style-name="P27"><text:span text:style-name="T8">ID_USER</text:span><text:span text:style-name="T7"> / AI</text:span></text:p>
        </text:list-item>
        <text:list-item>
          <text:p text:style-name="P33"><text:span text:style-name="T7">ID_CATÉGORIE_USER</text:span></text:p>
        </text:list-item>
        <text:list-item>
          <text:p text:style-name="P27"><text:span text:style-name="T7">NOM</text:span></text:p>
        </text:list-item>
        <text:list-item>
          <text:p text:style-name="P27"><text:span text:style-name="T7">PRENOM</text:span></text:p>
        </text:list-item>
        <text:list-item>
          <text:p text:style-name="P29"><text:span text:style-name="T9">S</text:span><text:span text:style-name="T6">EX</text:span></text:p>
        </text:list-item>
        <text:list-item>
          <text:p text:style-name="P27"><text:span text:style-name="T7">AGE</text:span></text:p>
        </text:list-item>
        <text:list-item>
          <text:p text:style-name="P29"><text:span text:style-name="T7">A</text:span><text:span text:style-name="T6">DRESSE POSTALE</text:span></text:p>
        </text:list-item>
        <text:list-item>
          <text:p text:style-name="P29"><text:span text:style-name="T6">TÉLÉPHONE</text:span></text:p>
        </text:list-item>
        <text:list-item>
          <text:p text:style-name="P29"><text:span text:style-name="T6">E-MAIL</text:span></text:p>
        </text:list-item>
        <text:list-item>
          <text:p text:style-name="P27"><text:span text:style-name="T10">NATIONALITÉ</text:span><text:span text:style-name="T7">- VILLE D’ORIGINE</text:span></text:p>
        </text:list-item>
      </text:list>
      <text:p text:style-name="P28"><text:span text:style-name="T7"/></text:p>
      <text:p text:style-name="P34"><text:span text:style-name="T7">t</text:span><text:span text:style-name="T10">able 2  </text:span><text:span text:style-name="T7">: </text:span><text:span text:style-name="T5">CATÉGORIE_USER</text:span></text:p>
      <text:list xml:id="list709724861" text:style-name="L6">
        <text:list-item>
          <text:p text:style-name="P32"><text:span text:style-name="T6">ID_CATÉGORIE_USER</text:span></text:p>
        </text:list-item>
        <text:list-item>
          <text:p text:style-name="P31"><text:span text:style-name="T6">TITRE : PROFESSIONNEL / TOURISTE / ADMIN</text:span></text:p>
        </text:list-item>
        <text:list-item>
          <text:p text:style-name="P31"><text:span text:style-name="T6">DESCRIPTION CATÉGORIE_USER</text:span></text:p>
        </text:list-item>
      </text:list>
      <text:p text:style-name="P30"><text:span text:style-name="T6"/></text:p>
      <text:p text:style-name="P35">table <text:span text:style-name="T13">3</text:span> : <text:span text:style-name="T3">COMMENTAIRE</text:span></text:p>
      <text:list xml:id="list1127728608" text:style-name="L3">
        <text:list-item>
          <text:p text:style-name="P7">ID_USER</text:p>
        </text:list-item>
        <text:list-item>
          <text:p text:style-name="P6"><text:span text:style-name="T11">ID_SITE TOURISTIQUE</text:span></text:p>
        </text:list-item>
        <text:list-item>
          <text:p text:style-name="P12">AUTEUR</text:p>
        </text:list-item>
        <text:list-item>
          <text:p text:style-name="P5">CONTENT</text:p>
        </text:list-item>
        <text:list-item>
          <text:p text:style-name="P3"><text:span text:style-name="T6">DATE </text:span><text:span text:style-name="T10">CRÉATION</text:span></text:p>
        </text:list-item>
      </text:list>
      <text:p text:style-name="P1"/>
      <text:p text:style-name="P36"><text:span text:style-name="T1">table4 : </text:span><text:span text:style-name="T3">SITE TOURISTIQUE</text:span></text:p>
      <text:list xml:id="list4124271223" text:style-name="L4">
        <text:list-item>
          <text:p text:style-name="P8"><text:span text:style-name="T11">ID_SITE T</text:span><text:span text:style-name="T12">O</text:span><text:span text:style-name="T11">URISTIQUE</text:span></text:p>
        </text:list-item>
        <text:list-item>
          <text:p text:style-name="P11">ID_CATEGORIE</text:p>
        </text:list-item>
        <text:list-item>
          <text:p text:style-name="P13">TITRE</text:p>
        </text:list-item>
        <text:list-item>
          <text:p text:style-name="P8">IMAGE</text:p>
        </text:list-item>
        <text:list-item>
          <text:p text:style-name="P8">CONTENT</text:p>
        </text:list-item>
        <text:list-item>
          <text:p text:style-name="P8">ADRESSE </text:p>
        </text:list-item>
        <text:list-item>
          <text:p text:style-name="P8">TÉLÉPHONE</text:p>
        </text:list-item>
        <text:list-item>
          <text:p text:style-name="P14">E-MAIL</text:p>
        </text:list-item>
        <text:list-item>
          <text:p text:style-name="P15">CONTACT PROPIETAIRE(NOM)</text:p>
        </text:list-item>
        <text:list-item>
          <text:p text:style-name="P8">URL</text:p>
        </text:list-item>
      </text:list>
      <text:p text:style-name="P4"/>
      <text:p text:style-name="P37">table <text:span text:style-name="T13">5</text:span>: <text:span text:style-name="T4">CATÉGORIE</text:span></text:p>
      <text:list xml:id="list1312289186" text:style-name="L5">
        <text:list-item>
          <text:p text:style-name="P10">ID_CATEGORIE</text:p>
        </text:list-item>
        <text:list-item>
          <text:p text:style-name="P9"><text:span text:style-name="T14">TITRE</text:span> : GASTRONOMIE / ARTISAN / RESTAURATEUR / AUTRE <text:s/></text:p>
        </text:list-item>
        <text:list-item>
          <text:p text:style-name="P16">DESCRIPTION CATEGORIE</text:p>
        </text:list-item>
      </text:list>
      <text:p text:style-name="P2"><text:span text:style-name="T4"/></text:p>
      <text:p text:style-name="P17">FORMULAIRES :</text:p>
      <text:list xml:id="list393001495" text:style-name="L7">
        <text:list-item>
          <text:p text:style-name="P18">INSCRIPTION USER</text:p>
        </text:list-item>
        <text:list-item>
          <text:p text:style-name="P18">INSCRIPTION SITE TOURISTIQUE</text:p>
        </text:list-item>
        <text:list-item>
          <text:p text:style-name="P18">COMENTAIRE</text:p>
        </text:list-item>
      </text:list>
      <text:p text:style-name="P17"/>
      <text:p text:style-name="P17">MENU (<text:span text:style-name="T15">PROFFESIONNEL</text:span>)</text:p>
      <text:list xml:id="list1868976652" text:style-name="L8">
        <text:list-item>
          <text:p text:style-name="P19">ACCUEIL/ PRESENTATION,,,, <text:span text:style-name="T16">TITRE / HISTOIRE / CARROUSEL DE PHOTOS DE VILLE</text:span></text:p>
        </text:list-item>
        <text:list-item>
          <text:p text:style-name="P19"><text:span text:style-name="T15">CRÉER</text:span> VOTRE COMPTE ,,,, </text:p>
        </text:list-item>
        <text:list-item>
          <text:p text:style-name="P19">CONNEXION / DÉCONNEXION </text:p>
        </text:list-item>
        <text:list-item>
          <text:p text:style-name="P21"><text:soft-page-break/>CRÉER VOTRE ANNONCE </text:p>
        </text:list-item>
        <text:list-item>
          <text:p text:style-name="P21">LISTE DE SES SERVICES/ AVEC MODIFICATION/SUPPRESSION </text:p>
        </text:list-item>
        <text:list-item>
          <text:p text:style-name="P21">LISTE DES CATÉGORIES</text:p>
        </text:list-item>
      </text:list>
      <text:p text:style-name="P22"/>
      <text:p text:style-name="P22">MENU (TOURISTE)</text:p>
      <text:list xml:id="list3694940488" text:style-name="L9">
        <text:list-item>
          <text:p text:style-name="P20">ACCUEIL/ <text:span text:style-name="T15">PRÉSENTATION</text:span></text:p>
        </text:list-item>
        <text:list-item>
          <text:p text:style-name="P20"><text:span text:style-name="T15">CRÉER</text:span> VOTRE COMPTE ,,,, </text:p>
        </text:list-item>
        <text:list-item>
          <text:p text:style-name="P20">CONNEXION / DÉCONNEXION </text:p>
        </text:list-item>
        <text:list-item>
          <text:p text:style-name="P23">LISTE DES CATÉGORIES / AVEC VOIR LE <text:span text:style-name="T16">DÉTAIL</text:span> ET AVEC <text:s/>DONNE VOTRE AVIS ,,,, <text:span text:style-name="T16">redirige sur un autre formulaire ,,, si est connecte, sinon redirige sur le formulaire d inscription</text:span></text:p>
        </text:list-item>
      </text:list>
      <text:p text:style-name="P24"/>
      <text:p text:style-name="P24">BACK-OFFICE/ ADMIN/ MODÉRATEUR</text:p>
      <text:list xml:id="list909206850" text:style-name="L10">
        <text:list-item>
          <text:p text:style-name="P25">LISTE DE USER/MODIFIER – SUPPRIMIR /<text:span text:style-name="T17">VOIR LISTE DE COMMENTAIRES PAR UTILISATEUR</text:span></text:p>
        </text:list-item>
        <text:list-item>
          <text:p text:style-name="P25">LISTE DE CATÉGORIES / AJOUTER UNE CATÉGORIE</text:p>
        </text:list-item>
        <text:list-item>
          <text:p text:style-name="P25">LISTE DE CHAQUE SITE TOURISTIQUE PAR CATÉGORIE</text:p>
        </text:list-item>
        <text:list-item>
          <text:p text:style-name="P26">GESTION DE COMMENTAIRES</text:p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0:41:46.381000000</meta:creation-date>
    <dc:date>2020-07-02T12:46:00.479000000</dc:date>
    <meta:editing-duration>PT12M59S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58" meta:word-count="236" meta:character-count="1370" meta:non-whitespace-character-count="1228"/>
  </office:meta>
</office:document-meta>
</file>